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2" style:family="paragraph" style:parent-style-name="Standard">
      <style:text-properties style:font-name="Arial" style:font-name-asian="Arial" style:font-name-complex="Arial"/>
    </style:style>
    <style:style style:name="P13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4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5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style:font-name="Arial" style:font-name-asian="Arial" style:font-name-complex="Arial"/>
    </style:style>
    <style:style style:name="P31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12320912" text:id="ct31232091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9">[XXX </text:p>
          </table:table-cell>
          <table:table-cell table:style-name="表29.B1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3">10:7</text:p>
            <text:p text:style-name="P13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1"/>
            <text:p text:style-name="P11"/>
            <text:p text:style-name="P11">기억 / 의인 / to. 축복</text:p>
            <text:p text:style-name="P11"/>
            <text:p text:style-name="P11">and 이름 / 악한자 / to rot</text:p>
          </table:table-cell>
        </table:table-row>
        <table:table-row>
          <table:table-cell table:style-name="表29.A2" office:value-type="string">
            <text:p text:style-name="P13">10:8</text:p>
            <text:p text:style-name="P13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1"/>
            <text:p text:style-name="P11"/>
            <text:p text:style-name="P11">현명한 사람 – 심장 / to take / instructions</text:p>
            <text:p text:style-name="P11">and foolish / lips[입술 / to flounder</text:p>
          </table:table-cell>
        </table:table-row>
        <table:table-row>
          <table:table-cell table:style-name="表29.A2" office:value-type="string">
            <text:p text:style-name="P13">10:9</text:p>
            <text:p text:style-name="P13">ט <text:s/>הוֹלֵךְ בַּתֹּם, יֵלֶךְ בֶּטַח; <text:s text:c="3"/>וּמְעַקֵּשׁ</text:p>
            <text:p text:style-name="P13"><text:s/>דְּרָכָיו, יִוָּדֵעַ.<text:tab/></text:p>
          </table:table-cell>
          <table:table-cell table:style-name="表29.B2" office:value-type="string">
            <text:p text:style-name="P11"/>
            <text:p text:style-name="P11"/>
            <text:p text:style-name="P11">one – going / in. sincerity / to go</text:p>
            <text:p text:style-name="P11"/>
            <text:p text:style-name="P11">trust / and one perverting</text:p>
            <text:p text:style-name="P11"/>
            <text:p text:style-name="P11">길+그의 / to be known</text:p>
          </table:table-cell>
        </table:table-row>
        <table:table-row>
          <table:table-cell table:style-name="表29.A2" office:value-type="string">
            <text:p text:style-name="P13">10:10</text:p>
            <text:p text:style-name="P13">י <text:s/>קֹרֵץ עַיִן, יִתֵּן</text:p>
            <text:p text:style-name="P13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1"/>
            <text:p text:style-name="P11"/>
            <text:p text:style-name="P11">one – winking / 눈 / to give[준다</text:p>
            <text:p text:style-name="P11"/>
            <text:p text:style-name="P11">grief / and one foolish</text:p>
            <text:p text:style-name="P11"/>
            <text:p text:style-name="P11">입술 / to flounder</text:p>
          </table:table-cell>
        </table:table-row>
        <table:table-row>
          <table:table-cell table:style-name="表29.A2" office:value-type="string">
            <text:p text:style-name="P13">10:11</text:p>
            <text:p text:style-name="P13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1"/>
            <text:p text:style-name="P11"/>
            <text:p text:style-name="P11">fountain / 생명 / 입</text:p>
            <text:p text:style-name="P11"/>
            <text:p text:style-name="P11">의인 / and 입 / <text:s/>악한자</text:p>
            <text:p text:style-name="P11"/>
            <text:p text:style-name="P11">to cover / 폭력</text:p>
          </table:table-cell>
        </table:table-row>
        <table:table-row>
          <table:table-cell table:style-name="表29.A2" office:value-type="string">
            <text:p text:style-name="P13">10:12</text:p>
            <text:p text:style-name="P13"><text:soft-page-break/>יב <text:s/>שִׂנְאָה, תְּעֹרֵר מְדָנִים; <text:s text:c="3"/>וְעַל כָּל-פְּשָׁעִים, </text:p>
            <text:p text:style-name="P13">תְּכַסֶּה אַהֲבָה.<text:tab/></text:p>
          </table:table-cell>
          <table:table-cell table:style-name="表29.B2" office:value-type="string">
            <text:p text:style-name="P11"/>
            <text:p text:style-name="P11"><text:soft-page-break/></text:p>
            <text:p text:style-name="P11">仇恨chou2hen4 / to rouse up</text:p>
            <text:p text:style-name="P11"/>
            <text:p text:style-name="P11">争吵chao3 / and over / 每一个 - </text:p>
            <text:p text:style-name="P11"/>
            <text:p text:style-name="P11">transgressions</text:p>
            <text:p text:style-name="P11">覆盖 / 爱</text:p>
          </table:table-cell>
        </table:table-row>
        <table:table-row>
          <table:table-cell table:style-name="表29.A2" office:value-type="string">
            <text:p text:style-name="P19">/] XXX 20200608_120143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3">10:13</text:p>
            <text:p text:style-name="P13">יג <text:s/>בְּשִׂפְתֵי נָבוֹן, </text:p>
            <text:p text:style-name="P13">תִּמָּצֵא חָכְמָה; <text:s text:c="3"/>וְשֵׁבֶט, לְגֵו חֲסַר-לֵב.<text:tab/></text:p>
          </table:table-cell>
          <table:table-cell table:style-name="表29.B2" office:value-type="string">
            <text:p text:style-name="P11"/>
            <text:p text:style-name="P11"/>
            <text:p text:style-name="P11">in. 嘴唇[입술 / one understanding</text:p>
            <text:p text:style-name="P11">발견한다 / 智慧</text:p>
            <text:p text:style-name="P11"/>
            <text:p text:style-name="P11">and club / for. body[몸 . / lack - 심장[心脏zang4</text:p>
          </table:table-cell>
        </table:table-row>
        <table:table-row>
          <table:table-cell table:style-name="表29.A2" office:value-type="string">
            <text:p text:style-name="P13">10:14</text:p>
            <text:p text:style-name="P13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1"/>
            <text:p text:style-name="P11"/>
            <text:p text:style-name="P11">현명한 사람 / to seclude – 지식</text:p>
            <text:p text:style-name="P11"/>
            <text:p text:style-name="P11">and 입 – 어리석하다 / undoing</text:p>
            <text:p text:style-name="P11"/>
            <text:p text:style-name="P11">근처[在附近</text:p>
          </table:table-cell>
        </table:table-row>
        <table:table-row>
          <table:table-cell table:style-name="表29.A2" office:value-type="string">
            <text:p text:style-name="P13">10:15</text:p>
            <text:p text:style-name="P13">טו <text:s/>הוֹן עָשִׁיר, </text:p>
            <text:p text:style-name="P13">קִרְיַת עֻזּוֹ; <text:s text:c="3"/>מְחִתַּת דַּלִּים רֵישָׁם.</text:p>
          </table:table-cell>
          <table:table-cell table:style-name="表29.B2" office:value-type="string">
            <text:p text:style-name="P11"/>
            <text:p text:style-name="P11"/>
            <text:p text:style-name="P11">wealth[财富[부 / rich man[有钱人</text:p>
            <text:p text:style-name="P11"/>
            <text:p text:style-name="P11">town / strength+his / undoing</text:p>
            <text:p text:style-name="P11"/>
            <text:p text:style-name="P11">poor ones / destitution</text:p>
          </table:table-cell>
        </table:table-row>
        <table:table-row>
          <table:table-cell table:style-name="表29.A2" office:value-type="string">
            <text:p text:style-name="P19">/] XXX 20200609_161730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string">
            <text:p text:style-name="P19">[XXX 20200610_110440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3">10:16</text:p>
            <text:p text:style-name="P13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1"/>
            <text:p text:style-name="P11"/>
            <text:p text:style-name="P11">wage[임금 / 의인 / to. 생명</text:p>
            <text:p text:style-name="P11"><text:soft-page-break/></text:p>
            <text:p text:style-name="P11">income[수입 / wicked ones / to sin</text:p>
          </table:table-cell>
        </table:table-row>
        <table:table-row>
          <table:table-cell table:style-name="表29.A2" office:value-type="string">
            <text:p text:style-name="P13">10:17</text:p>
            <text:p text:style-name="P13">יז <text:s/>אֹרַח לְחַיִּים, שׁוֹמֵר מוּסָר; <text:s text:c="3"/>וְעֹזֵב </text:p>
            <text:p text:style-name="P13">תּוֹכַחַת מַתְעֶה.<text:tab/></text:p>
          </table:table-cell>
          <table:table-cell table:style-name="表29.B2" office:value-type="string">
            <text:p text:style-name="P11"/>
            <text:p text:style-name="P11"/>
            <text:p text:style-name="P11">통로 / to. life / one keeping</text:p>
            <text:p text:style-name="P11"/>
            <text:p text:style-name="P11">admonition / and one forsaking</text:p>
            <text:p text:style-name="P11"/>
            <text:p text:style-name="P11">correction / one going astray</text:p>
          </table:table-cell>
        </table:table-row>
        <table:table-row>
          <table:table-cell table:style-name="表29.A2" office:value-type="string">
            <text:p text:style-name="P13">10:18</text:p>
            <text:p text:style-name="P13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1"/>
            <text:p text:style-name="P11"/>
            <text:p text:style-name="P11">one covering up / hatred</text:p>
            <text:p text:style-name="P11"/>
            <text:p text:style-name="P11">입술 – falsehood / and one to bring forth</text:p>
            <text:p text:style-name="P11">muttering / he / one stupid</text:p>
          </table:table-cell>
        </table:table-row>
        <table:table-row>
          <table:table-cell table:style-name="表29.A2" office:value-type="string">
            <text:p text:style-name="P13">10:19</text:p>
            <text:p text:style-name="P13">יט <text:s/>בְּרֹב דְּבָרִים, לֹא יֶחְדַּל-פָּשַׁע; <text:s/></text:p>
            <text:p text:style-name="P13"><text:s text:c="2"/>וְחוֹשֵׂךְ שְׂפָתָיו מַשְׂכִּיל.<text:tab/></text:p>
          </table:table-cell>
          <table:table-cell table:style-name="表29.B2" office:value-type="string">
            <text:p text:style-name="P11"/>
            <text:p text:style-name="P11"/>
            <text:p text:style-name="P11">in. multitude / 말 / not</text:p>
            <text:p text:style-name="P11"/>
            <text:p text:style-name="P11">to leave off – transgression</text:p>
            <text:p text:style-name="P11"/>
            <text:p text:style-name="P11">and one to keep back / 입술+그의</text:p>
            <text:p text:style-name="P11">to be intelligent</text:p>
          </table:table-cell>
        </table:table-row>
        <table:table-row>
          <table:table-cell table:style-name="表29.A2" office:value-type="string">
            <text:p text:style-name="P19">/] XXX 20200610_112211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string">
            <text:p text:style-name="P19">[XXX 20200613_152111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string">
            <text:p text:style-name="P13">10:20</text:p>
            <text:p text:style-name="P13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1"/>
            <text:p text:style-name="P11"/>
            <text:p text:style-name="P11">은 / to be of choice / tongue[혀</text:p>
            <text:p text:style-name="P11"/>
            <text:p text:style-name="P11">현명한 사람 / 심장 / 악한 사람</text:p>
            <text:p text:style-name="P11"/>
            <text:p text:style-name="P11">as little</text:p>
          </table:table-cell>
        </table:table-row>
        <text:soft-page-break/>
        <table:table-row>
          <table:table-cell table:style-name="表29.A2" office:value-type="string">
            <text:p text:style-name="P13">10:21</text:p>
            <text:p text:style-name="P13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1"/>
            <text:p text:style-name="P11"/>
            <text:p text:style-name="P11">입술 / 의인 / to shepherd</text:p>
            <text:p text:style-name="P11"/>
            <text:p text:style-name="P11">많이 / and 어리석은 사람</text:p>
            <text:p text:style-name="P11"/>
            <text:p text:style-name="P11">in. lack – 심장 / to die</text:p>
          </table:table-cell>
        </table:table-row>
        <table:table-row>
          <table:table-cell table:style-name="表29.A2" office:value-type="string">
            <text:p text:style-name="P13">10:22</text:p>
            <text:p text:style-name="P13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1"/>
            <text:p text:style-name="P11"/>
            <text:p text:style-name="P11">blessing / jehovah / she</text:p>
            <text:p text:style-name="P11"/>
            <text:p text:style-name="P11">to enrich / and not – to add</text:p>
            <text:p text:style-name="P11"/>
            <text:p text:style-name="P11">grief / with+her</text:p>
          </table:table-cell>
        </table:table-row>
        <table:table-row>
          <table:table-cell table:style-name="表29.A2" office:value-type="string">
            <text:p text:style-name="P13">10:23</text:p>
            <text:p text:style-name="P13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1"/>
            <text:p text:style-name="P11"/>
            <text:p text:style-name="P11">as sport / to. one stupid</text:p>
            <text:p text:style-name="P11"/>
            <text:p text:style-name="P11">to do / mischief / and 지혜</text:p>
            <text:p text:style-name="P11"/>
            <text:p text:style-name="P11">to. man / understanding</text:p>
          </table:table-cell>
        </table:table-row>
        <table:table-row>
          <table:table-cell table:style-name="表29.A2" office:value-type="string">
            <text:p text:style-name="P13">10:24</text:p>
            <text:p text:style-name="P13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1"/>
            <text:p text:style-name="P11"/>
            <text:p text:style-name="P11">shrinking / 악한 사람 / she</text:p>
            <text:p text:style-name="P11"/>
            <text:p text:style-name="P11">to come+him / and yearning</text:p>
            <text:p text:style-name="P11"/>
            <text:p text:style-name="P11">의인들 / to give</text:p>
          </table:table-cell>
        </table:table-row>
        <table:table-row>
          <table:table-cell table:style-name="表29.A2" office:value-type="string">
            <text:p text:style-name="P19">/] XXX 20200613_153747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9">[XXX 20200614_102420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string">
            <text:p text:style-name="P13">10:25</text:p>
            <text:p text:style-name="P13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1"/>
            <text:p text:style-name="P11"/>
            <text:p text:style-name="P11">as. to pass / whirlwind / and 없어</text:p>
            <text:p text:style-name="P11"/>
            <text:p text:style-name="P11">악한 놈 / and 의인 / 기초</text:p>
            <text:p text:style-name="P11"/>
            <text:p text:style-name="P11"><text:soft-page-break/>eon</text:p>
          </table:table-cell>
        </table:table-row>
        <table:table-row>
          <table:table-cell table:style-name="表29.A2" office:value-type="string">
            <text:p text:style-name="P13">10:26</text:p>
            <text:p text:style-name="P13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1"/>
            <text:p text:style-name="P11"/>
            <text:p text:style-name="P11">as. vinegar / to. teeth – and as. smoke</text:p>
            <text:p text:style-name="P11">to. eyes / so / slothful one</text:p>
            <text:p text:style-name="P11"/>
            <text:p text:style-name="P11">to. ones sending+him</text:p>
          </table:table-cell>
        </table:table-row>
        <table:table-row>
          <table:table-cell table:style-name="表29.A2" office:value-type="string">
            <text:p text:style-name="P13">10:27</text:p>
            <text:p text:style-name="P13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1"/>
            <text:p text:style-name="P11"/>
            <text:p text:style-name="P11">恐惧 / jehovah / to add[추가</text:p>
            <text:p text:style-name="P11"/>
            <text:p text:style-name="P11">日子 / and 多年 / 邪恶人</text:p>
            <text:p text:style-name="P11"/>
            <text:p text:style-name="P11">被缩短</text:p>
          </table:table-cell>
        </table:table-row>
        <table:table-row>
          <table:table-cell table:style-name="表29.A2" office:value-type="string">
            <text:p text:style-name="P13">10:28</text:p>
            <text:p text:style-name="P13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1"/>
            <text:p text:style-name="P11"/>
            <text:p text:style-name="P11">hope[희망 / 义人们</text:p>
            <text:p text:style-name="P11"/>
            <text:p text:style-name="P11">to rejoice / and expectation</text:p>
            <text:p text:style-name="P11"/>
            <text:p text:style-name="P11">邪恶人 / to perish[消灭</text:p>
          </table:table-cell>
        </table:table-row>
        <table:table-row>
          <table:table-cell table:style-name="表29.A2" office:value-type="string">
            <text:p text:style-name="P19">/] XXX 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4">@@@</text:p>
          </table:table-cell>
        </table:table-row>
        <table:table-row>
          <table:table-cell table:style-name="表29.A2" office:value-type="string">
            <text:p text:style-name="P13">10:29</text:p>
            <text:p text:style-name="P13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3">10:30</text:p>
            <text:p text:style-name="P13">ל <text:s/>צַדִּיק, לְעוֹלָם בַּל-<text:soft-page-break/>יִמּוֹט; <text:s text:c="3"/>וּרְשָׁעִים, לֹא יִשְׁכְּנוּ-אָרֶץ.<text:tab/>30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3">10:31</text:p>
            <text:p text:style-name="P13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3">10:32</text:p>
            <text:p text:style-name="P13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1"/>
          </table:table-cell>
        </table:table-row>
        <table:table-row>
          <table:table-cell table:style-name="表29.A2" office:value-type="string">
            <text:p text:style-name="P19">/] XXX </text:p>
          </table:table-cell>
          <table:table-cell table:style-name="表29.B2" office:value-type="string">
            <text:p text:style-name="P11">TEMPLATE</text:p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ext:soft-page-break/>
        <table:table-row>
          <table:table-cell table:style-name="表30.A1" office:value-type="string">
            <text:p text:style-name="P13"/>
          </table:table-cell>
          <table:table-cell table:style-name="表30.B1" office:value-type="string">
            <text:p text:style-name="P1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312320912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3"/>
          </table:table-cell>
          <table:table-cell table:style-name="表49.B1" office:value-type="string">
            <text:p text:style-name="P1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3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3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3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3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2">/------------------------------------------------------------ /TEMPLATE</text:p>
      <text:p text:style-name="P16"/>
      <text:p text:style-name="P6">--------------------------------------- [STEPS : closing] 20191009_161940</text:p>
      <text:list xml:id="list4403008073320759599" text:style-name="L1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<text:soft-page-break/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34"/>
      <text:p text:style-name="P34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183258112159907724" text:style-name="L2">
              <text:list-item>
                <text:p text:style-name="P27">right-click &gt; r &gt; i &gt; <text:span text:style-name="T8">↑ &gt; Ret (inset rows)</text:span></text:p>
                <text:list>
                  <text:list-item>
                    <text:p text:style-name="P27"><text:span text:style-name="T8">enter “a” x 3 (marker)</text:span></text:p>
                  </text:list-item>
                  <text:list-item>
                    <text:p text:style-name="P27"><text:span text:style-name="T8">M – w &gt; a (new window)</text:span></text:p>
                  </text:list-item>
                </text:list>
              </text:list-item>
              <text:list-item>
                <text:p text:style-name="P27"><text:span text:style-name="T8">C – f &gt; “@”x3 &gt; Ret (find “@”x3)</text:span></text:p>
                <text:list>
                  <text:list-item>
                    <text:p text:style-name="P27"><text:span text:style-name="T8">C – x (cut)</text:span></text:p>
                  </text:list-item>
                  <text:list-item>
                    <text:p text:style-name="P27"><text:span text:style-name="T8">C – f &gt; “a” x 3 &gt; Ret &gt; C – v (find, paste)</text:span></text:p>
                  </text:list-item>
                </text:list>
              </text:list-item>
              <text:list-item>
                <text:p text:style-name="P27"><text:span text:style-name="T8">C – f &gt; “]” &gt; Ret (find “template”)</text:span></text:p>
                <text:list>
                  <text:list-item>
                    <text:p text:style-name="P27"><text:span text:style-name="T8">select ==&gt; cells</text:span></text:p>
                  </text:list-item>
                  <text:list-item>
                    <text:p text:style-name="P27"><text:span text:style-name="T8">C – c &gt; C – Home &gt; C – f &gt; “@” x 3 (copy, find label)</text:span></text:p>
                  </text:list-item>
                  <text:list-item>
                    <text:p text:style-name="P27"><text:span text:style-name="T8">C - ← x 2 &gt; ↑ <text:s/>(navigation)</text:span></text:p>
                  </text:list-item>
                </text:list>
              </text:list-item>
              <text:list-item>
                <text:p text:style-name="P27"><text:span text:style-name="T8"/></text:p>
              </text:list-item>
            </text:list>
          </table:table-cell>
        </table:table-row>
        <table:table-row>
          <table:table-cell table:style-name="表1.A2" office:value-type="string">
            <text:p text:style-name="P23"/>
          </table:table-cell>
        </table:table-row>
      </table:table>
      <text:p text:style-name="P12"/>
      <text:p text:style-name="P12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14T10:45:30.72</dc:date>
    <dc:creator>iwabuchi ken</dc:creator>
    <meta:editing-duration>P6DT4H57M37S</meta:editing-duration>
    <meta:editing-cycles>442</meta:editing-cycles>
    <meta:generator>OpenOffice/4.1.3$Win32 OpenOffice.org_project/413m1$Build-9783</meta:generator>
    <meta:document-statistic meta:table-count="10" meta:image-count="0" meta:object-count="0" meta:page-count="10" meta:paragraph-count="201" meta:word-count="1100" meta:character-count="5116"/>
  </office:meta>
</office:document-meta>
</file>